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d4c8" officeooo:paragraph-rsid="001cac8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30pt" fo:font-weight="normal" officeooo:rsid="000fd4c8" officeooo:paragraph-rsid="001cac85" style:font-size-asian="30pt" style:font-weight-asian="normal" style:font-size-complex="30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30pt" fo:font-weight="normal" officeooo:rsid="000fd4c8" officeooo:paragraph-rsid="001f0782" style:font-size-asian="30pt" style:font-weight-asian="normal" style:font-size-complex="30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d4c8" officeooo:paragraph-rsid="001cac85" style:font-size-asian="12pt" style:font-weight-asian="normal" style:font-size-complex="1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58d64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officeooo:rsid="00158d64" style:font-size-asian="28pt" style:font-size-complex="28pt"/>
    </style:style>
    <style:style style:name="T6" style:family="text">
      <style:text-properties fo:font-size="28pt" officeooo:rsid="001cac85" style:font-size-asian="28pt" style:font-size-complex="2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officeooo:rsid="001f0782"/>
    </style:style>
    <style:style style:name="gr1" style:family="graphic">
      <style:graphic-properties svg:stroke-color="#000000" draw:fill="none" draw:textarea-vertical-align="middle" draw:auto-grow-height="false" fo:min-height="10.058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Terceiro Dia<text:tab/></text:span>Marina de Oliveira <text:s/><text:tab/><text:tab/><text:tab/><text:span text:style-name="T4">[ 2</text:span><text:span text:style-name="T6">1</text:span><text:span text:style-name="T4"> ]</text:span></text:p>
      <text:p text:style-name="P4"><text:span text:style-name="T4"/></text:p>
      <text:p text:style-name="P2">Houve festa durante três dias no inferno</text:p>
      <text:p text:style-name="P2">A vida estava de luto</text:p>
      <text:p text:style-name="P2">Os sonhos ficaram desertos</text:p>
      <text:p text:style-name="P2">E a chave de acesso à eternidade</text:p>
      <text:p text:style-name="P2">Estava na profundidade</text:p>
      <text:p text:style-name="P2">Nas mãos do mentor da maldade</text:p>
      <text:p text:style-name="P3">Mas foi parte do plano</text:p>
      <text:p text:style-name="P3"><text:span text:style-name="T8">J</text:span>esus <text:span text:style-name="T8">C</text:span>risto morrer</text:p>
      <text:p text:style-name="P2">Pra que o homem pudesse viver</text:p>
      <text:p text:style-name="P3"><draw:custom-shape text:anchor-type="paragraph" draw:z-index="0" draw:style-name="gr1" draw:text-style-name="P5" svg:width="0.345cm" svg:height="10.057cm" svg:x="15.304cm" svg:y="0.05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Pois ao terceiro dia</text:p>
      <text:p text:style-name="P3">o <text:span text:style-name="T8">S</text:span>alvador ressuscitou</text:p>
      <text:p text:style-name="P2">Pra honra e glória do <text:span text:style-name="T8">S</text:span>enhor</text:p>
      <text:p text:style-name="P2"><draw:frame text:anchor-type="paragraph" draw:z-index="1" draw:style-name="gr2" draw:text-style-name="P7" svg:width="0.636cm" svg:height="2.691cm" svg:x="15.991cm" svg:y="0.43cm"><draw:text-box><text:p text:style-name="P6">2x</text:p><text:p text:style-name="P6">F</text:p><text:p text:style-name="P6">I</text:p><text:p text:style-name="P6">N</text:p><text:p text:style-name="P6">A</text:p><text:p text:style-name="P6">L</text:p></draw:text-box></draw:frame>E a festa no inferno terminou</text:p>
      <text:p text:style-name="P3">Pois ao terceiro dia</text:p>
      <text:p text:style-name="P3">o <text:span text:style-name="T8">S</text:span>alvador ressuscitou</text:p>
      <text:p text:style-name="P2">Pra honra e glória do <text:span text:style-name="T8">S</text:span>enhor</text:p>
      <text:p text:style-name="P2">Pra suas mãos a chave retornou</text:p>
      <text:p text:style-name="P2">E a vida se eterniz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2:56:47.055665958</dc:date>
    <meta:editing-duration>PT26M20S</meta:editing-duration>
    <meta:editing-cycles>17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19" meta:word-count="97" meta:character-count="502" meta:non-whitespace-character-count="420"/>
  </office:meta>
</office:document-meta>
</file>